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716" calcext:value-type="float">
            <text:p>716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94" calcext:value-type="float">
            <text:p>49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51" calcext:value-type="float">
            <text:p>251</text:p>
          </table:table-cell>
          <table:table-cell table:style-name="ce23" office:value-type="float" office:value="218" calcext:value-type="float">
            <text:p>218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160" calcext:value-type="float">
            <text:p>2160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708" calcext:value-type="float">
            <text:p>708</text:p>
          </table:table-cell>
          <table:table-cell table:style-name="ce23" office:value-type="float" office:value="1116" calcext:value-type="float">
            <text:p>1116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73" calcext:value-type="float">
            <text:p>6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471" calcext:value-type="float">
            <text:p>471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505" calcext:value-type="float">
            <text:p>2505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589" calcext:value-type="float">
            <text:p>589</text:p>
          </table:table-cell>
          <table:table-cell table:style-name="ce23" office:value-type="float" office:value="1733" calcext:value-type="float">
            <text:p>1733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443" calcext:value-type="float">
            <text:p>244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96" calcext:value-type="float">
            <text:p>596</text:p>
          </table:table-cell>
          <table:table-cell table:style-name="ce23" office:value-type="float" office:value="1736" calcext:value-type="float">
            <text:p>1736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11" calcext:value-type="float">
            <text:p>11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7" calcext:value-type="float">
            <text:p>297</text:p>
          </table:table-cell>
          <table:table-cell table:style-name="ce23" office:value-type="float" office:value="797" calcext:value-type="float">
            <text:p>797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440" calcext:value-type="float">
            <text:p>6440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2186" calcext:value-type="float">
            <text:p>2186</text:p>
          </table:table-cell>
          <table:table-cell table:style-name="ce23" office:value-type="float" office:value="4191" calcext:value-type="float">
            <text:p>4191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336" calcext:value-type="float">
            <text:p>14336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8098" calcext:value-type="float">
            <text:p>8098</text:p>
          </table:table-cell>
          <table:table-cell table:style-name="ce23" office:value-type="float" office:value="5845" calcext:value-type="float">
            <text:p>5845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53" calcext:value-type="float">
            <text:p>125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4" calcext:value-type="float">
            <text:p>404</text:p>
          </table:table-cell>
          <table:table-cell table:style-name="ce23" office:value-type="float" office:value="836" calcext:value-type="float">
            <text:p>836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71" calcext:value-type="float">
            <text:p>167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63" calcext:value-type="float">
            <text:p>663</text:p>
          </table:table-cell>
          <table:table-cell table:style-name="ce23" office:value-type="float" office:value="1001" calcext:value-type="float">
            <text:p>1001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31" calcext:value-type="float">
            <text:p>123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" calcext:value-type="float">
            <text:p>49</text:p>
          </table:table-cell>
          <table:table-cell table:style-name="ce23" office:value-type="float" office:value="1132" calcext:value-type="float">
            <text:p>1132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53" calcext:value-type="float">
            <text:p>53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728" calcext:value-type="float">
            <text:p>37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3489" calcext:value-type="float">
            <text:p>3489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3573" calcext:value-type="float">
            <text:p>33573</text:p>
          </table:table-cell>
          <table:table-cell table:style-name="ce24" office:value-type="float" office:value="4440" calcext:value-type="float">
            <text:p>4440</text:p>
          </table:table-cell>
          <table:table-cell table:style-name="ce24" office:value-type="float" office:value="7107" calcext:value-type="float">
            <text:p>7107</text:p>
          </table:table-cell>
          <table:table-cell table:style-name="ce23" office:value-type="float" office:value="22026" calcext:value-type="float">
            <text:p>22026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97" calcext:value-type="float">
            <text:p>39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62" calcext:value-type="float">
            <text:p>362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10" calcext:value-type="float">
            <text:p>11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3" calcext:value-type="float">
            <text:p>253</text:p>
          </table:table-cell>
          <table:table-cell table:style-name="ce23" office:value-type="float" office:value="816" calcext:value-type="float">
            <text:p>816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8320" calcext:value-type="float">
            <text:p>28320</text:p>
          </table:table-cell>
          <table:table-cell table:style-name="ce24" office:value-type="float" office:value="1736" calcext:value-type="float">
            <text:p>1736</text:p>
          </table:table-cell>
          <table:table-cell table:style-name="ce24" office:value-type="float" office:value="14026" calcext:value-type="float">
            <text:p>14026</text:p>
          </table:table-cell>
          <table:table-cell table:style-name="ce23" office:value-type="float" office:value="12558" calcext:value-type="float">
            <text:p>12558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8" calcext:value-type="float">
            <text:p>108</text:p>
          </table:table-cell>
          <table:table-cell table:style-name="ce23" office:value-type="float" office:value="27" calcext:value-type="float">
            <text:p>27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47" calcext:value-type="float">
            <text:p>7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05" calcext:value-type="float">
            <text:p>105</text:p>
          </table:table-cell>
          <table:table-cell table:style-name="ce23" office:value-type="float" office:value="606" calcext:value-type="float">
            <text:p>606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42" calcext:value-type="float">
            <text:p>54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6" calcext:value-type="float">
            <text:p>226</text:p>
          </table:table-cell>
          <table:table-cell table:style-name="ce23" office:value-type="float" office:value="284" calcext:value-type="float">
            <text:p>284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6" calcext:value-type="float">
            <text:p>96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48" calcext:value-type="float">
            <text:p>8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5" calcext:value-type="float">
            <text:p>165</text:p>
          </table:table-cell>
          <table:table-cell table:style-name="ce23" office:value-type="float" office:value="666" calcext:value-type="float">
            <text:p>666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8209" calcext:value-type="float">
            <text:p>28209</text:p>
          </table:table-cell>
          <table:table-cell table:style-name="ce24" office:value-type="float" office:value="1007" calcext:value-type="float">
            <text:p>1007</text:p>
          </table:table-cell>
          <table:table-cell table:style-name="ce24" office:value-type="float" office:value="8966" calcext:value-type="float">
            <text:p>8966</text:p>
          </table:table-cell>
          <table:table-cell table:style-name="ce23" office:value-type="float" office:value="18236" calcext:value-type="float">
            <text:p>18236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4" calcext:value-type="float">
            <text:p>54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273" calcext:value-type="float">
            <text:p>827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937" calcext:value-type="float">
            <text:p>2937</text:p>
          </table:table-cell>
          <table:table-cell table:style-name="ce23" office:value-type="float" office:value="5242" calcext:value-type="float">
            <text:p>5242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3356" calcext:value-type="float">
            <text:p>83356</text:p>
          </table:table-cell>
          <table:table-cell table:style-name="ce24" office:value-type="float" office:value="3346" calcext:value-type="float">
            <text:p>3346</text:p>
          </table:table-cell>
          <table:table-cell table:style-name="ce24" office:value-type="float" office:value="78311" calcext:value-type="float">
            <text:p>78311</text:p>
          </table:table-cell>
          <table:table-cell table:style-name="ce23" office:value-type="float" office:value="1699" calcext:value-type="float">
            <text:p>1699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105" calcext:value-type="float">
            <text:p>310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52" calcext:value-type="float">
            <text:p>452</text:p>
          </table:table-cell>
          <table:table-cell table:style-name="ce23" office:value-type="float" office:value="2522" calcext:value-type="float">
            <text:p>2522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01" calcext:value-type="float">
            <text:p>101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26" calcext:value-type="float">
            <text:p>6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3" office:value-type="float" office:value="555" calcext:value-type="float">
            <text:p>555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38" calcext:value-type="float">
            <text:p>6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4" calcext:value-type="float">
            <text:p>114</text:p>
          </table:table-cell>
          <table:table-cell table:style-name="ce23" office:value-type="float" office:value="518" calcext:value-type="float">
            <text:p>518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741" calcext:value-type="float">
            <text:p>17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73" calcext:value-type="float">
            <text:p>473</text:p>
          </table:table-cell>
          <table:table-cell table:style-name="ce23" office:value-type="float" office:value="1235" calcext:value-type="float">
            <text:p>1235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14" calcext:value-type="float">
            <text:p>8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1" calcext:value-type="float">
            <text:p>151</text:p>
          </table:table-cell>
          <table:table-cell table:style-name="ce23" office:value-type="float" office:value="639" calcext:value-type="float">
            <text:p>639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15" calcext:value-type="float">
            <text:p>7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638" calcext:value-type="float">
            <text:p>638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216" calcext:value-type="float">
            <text:p>6216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19" calcext:value-type="float">
            <text:p>819</text:p>
          </table:table-cell>
          <table:table-cell table:style-name="ce23" office:value-type="float" office:value="5231" calcext:value-type="float">
            <text:p>5231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54" calcext:value-type="float">
            <text:p>254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3" office:value-type="float" office:value="212" calcext:value-type="float">
            <text:p>212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876" calcext:value-type="float">
            <text:p>6876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925" calcext:value-type="float">
            <text:p>2925</text:p>
          </table:table-cell>
          <table:table-cell table:style-name="ce23" office:value-type="float" office:value="3642" calcext:value-type="float">
            <text:p>3642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39" calcext:value-type="float">
            <text:p>639</text:p>
          </table:table-cell>
          <table:table-cell table:style-name="ce23" office:value-type="float" office:value="61" calcext:value-type="float">
            <text:p>61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35" calcext:value-type="float">
            <text:p>4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62" calcext:value-type="float">
            <text:p>362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614" calcext:value-type="float">
            <text:p>3614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08" calcext:value-type="float">
            <text:p>208</text:p>
          </table:table-cell>
          <table:table-cell table:style-name="ce23" office:value-type="float" office:value="3217" calcext:value-type="float">
            <text:p>3217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858" calcext:value-type="float">
            <text:p>7858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780" calcext:value-type="float">
            <text:p>780</text:p>
          </table:table-cell>
          <table:table-cell table:style-name="ce23" office:value-type="float" office:value="6690" calcext:value-type="float">
            <text:p>6690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59" calcext:value-type="float">
            <text:p>1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00" calcext:value-type="float">
            <text:p>140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1248" calcext:value-type="float">
            <text:p>1248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5" calcext:value-type="float">
            <text:p>8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67" calcext:value-type="float">
            <text:p>67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237" calcext:value-type="float">
            <text:p>323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865" calcext:value-type="float">
            <text:p>2865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4582" calcext:value-type="float">
            <text:p>134582</text:p>
          </table:table-cell>
          <table:table-cell table:style-name="ce24" office:value-type="float" office:value="17188" calcext:value-type="float">
            <text:p>17188</text:p>
          </table:table-cell>
          <table:table-cell table:style-name="ce24" office:value-type="float" office:value="31470" calcext:value-type="float">
            <text:p>31470</text:p>
          </table:table-cell>
          <table:table-cell table:style-name="ce23" office:value-type="float" office:value="85924" calcext:value-type="float">
            <text:p>85924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0" calcext:value-type="float">
            <text:p>8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06" calcext:value-type="float">
            <text:p>3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232" calcext:value-type="float">
            <text:p>232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4753" calcext:value-type="float">
            <text:p>134753</text:p>
          </table:table-cell>
          <table:table-cell table:style-name="ce24" office:value-type="float" office:value="3804" calcext:value-type="float">
            <text:p>3804</text:p>
          </table:table-cell>
          <table:table-cell table:style-name="ce24" office:value-type="float" office:value="72600" calcext:value-type="float">
            <text:p>72600</text:p>
          </table:table-cell>
          <table:table-cell table:style-name="ce23" office:value-type="float" office:value="58349" calcext:value-type="float">
            <text:p>58349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36" calcext:value-type="float">
            <text:p>63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611" calcext:value-type="float">
            <text:p>611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192" calcext:value-type="float">
            <text:p>2192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21" calcext:value-type="float">
            <text:p>1821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80" calcext:value-type="float">
            <text:p>18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156" calcext:value-type="float">
            <text:p>156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04" calcext:value-type="float">
            <text:p>4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372" calcext:value-type="float">
            <text:p>372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41" calcext:value-type="float">
            <text:p>41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19" calcext:value-type="float">
            <text:p>4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379" calcext:value-type="float">
            <text:p>379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579" calcext:value-type="float">
            <text:p>1579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92" calcext:value-type="float">
            <text:p>192</text:p>
          </table:table-cell>
          <table:table-cell table:style-name="ce23" office:value-type="float" office:value="1253" calcext:value-type="float">
            <text:p>1253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727" calcext:value-type="float">
            <text:p>172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77" calcext:value-type="float">
            <text:p>1077</text:p>
          </table:table-cell>
          <table:table-cell table:style-name="ce23" office:value-type="float" office:value="642" calcext:value-type="float">
            <text:p>642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322" calcext:value-type="float">
            <text:p>12322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432" calcext:value-type="float">
            <text:p>1432</text:p>
          </table:table-cell>
          <table:table-cell table:style-name="ce23" office:value-type="float" office:value="10485" calcext:value-type="float">
            <text:p>10485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136" calcext:value-type="float">
            <text:p>5136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446" calcext:value-type="float">
            <text:p>446</text:p>
          </table:table-cell>
          <table:table-cell table:style-name="ce23" office:value-type="float" office:value="4221" calcext:value-type="float">
            <text:p>4221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15" calcext:value-type="float">
            <text:p>141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12" calcext:value-type="float">
            <text:p>812</text:p>
          </table:table-cell>
          <table:table-cell table:style-name="ce23" office:value-type="float" office:value="524" calcext:value-type="float">
            <text:p>524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547" calcext:value-type="float">
            <text:p>12547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2026" calcext:value-type="float">
            <text:p>12026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6389" calcext:value-type="float">
            <text:p>76389</text:p>
          </table:table-cell>
          <table:table-cell table:style-name="ce24" office:value-type="float" office:value="4777" calcext:value-type="float">
            <text:p>4777</text:p>
          </table:table-cell>
          <table:table-cell table:style-name="ce24" office:value-type="float" office:value="49933" calcext:value-type="float">
            <text:p>49933</text:p>
          </table:table-cell>
          <table:table-cell table:style-name="ce23" office:value-type="float" office:value="21679" calcext:value-type="float">
            <text:p>21679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501" calcext:value-type="float">
            <text:p>1250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2563" calcext:value-type="float">
            <text:p>2563</text:p>
          </table:table-cell>
          <table:table-cell table:style-name="ce23" office:value-type="float" office:value="9808" calcext:value-type="float">
            <text:p>9808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5155" calcext:value-type="float">
            <text:p>165155</text:p>
          </table:table-cell>
          <table:table-cell table:style-name="ce24" office:value-type="float" office:value="21645" calcext:value-type="float">
            <text:p>21645</text:p>
          </table:table-cell>
          <table:table-cell table:style-name="ce24" office:value-type="float" office:value="38092" calcext:value-type="float">
            <text:p>38092</text:p>
          </table:table-cell>
          <table:table-cell table:style-name="ce23" office:value-type="float" office:value="105418" calcext:value-type="float">
            <text:p>105418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5" calcext:value-type="float">
            <text:p>1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99" calcext:value-type="float">
            <text:p>99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100" calcext:value-type="float">
            <text:p>8100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853" calcext:value-type="float">
            <text:p>853</text:p>
          </table:table-cell>
          <table:table-cell table:style-name="ce23" office:value-type="float" office:value="7101" calcext:value-type="float">
            <text:p>7101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01" calcext:value-type="float">
            <text:p>40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0" calcext:value-type="float">
            <text:p>250</text:p>
          </table:table-cell>
          <table:table-cell table:style-name="ce23" office:value-type="float" office:value="144" calcext:value-type="float">
            <text:p>144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95" calcext:value-type="float">
            <text:p>129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0" calcext:value-type="float">
            <text:p>240</text:p>
          </table:table-cell>
          <table:table-cell table:style-name="ce23" office:value-type="float" office:value="1039" calcext:value-type="float">
            <text:p>1039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25" calcext:value-type="float">
            <text:p>2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162" calcext:value-type="float">
            <text:p>162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87" calcext:value-type="float">
            <text:p>38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6" calcext:value-type="float">
            <text:p>66</text:p>
          </table:table-cell>
          <table:table-cell table:style-name="ce23" office:value-type="float" office:value="313" calcext:value-type="float">
            <text:p>313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05" calcext:value-type="float">
            <text:p>140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6" calcext:value-type="float">
            <text:p>206</text:p>
          </table:table-cell>
          <table:table-cell table:style-name="ce23" office:value-type="float" office:value="1196" calcext:value-type="float">
            <text:p>1196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49" calcext:value-type="float">
            <text:p>44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8" calcext:value-type="float">
            <text:p>78</text:p>
          </table:table-cell>
          <table:table-cell table:style-name="ce23" office:value-type="float" office:value="366" calcext:value-type="float">
            <text:p>366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66" calcext:value-type="float">
            <text:p>66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617" calcext:value-type="float">
            <text:p>617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58" calcext:value-type="float">
            <text:p>65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5" calcext:value-type="float">
            <text:p>85</text:p>
          </table:table-cell>
          <table:table-cell table:style-name="ce23" office:value-type="float" office:value="552" calcext:value-type="float">
            <text:p>552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9" calcext:value-type="float">
            <text:p>4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091" calcext:value-type="float">
            <text:p>109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8" calcext:value-type="float">
            <text:p>138</text:p>
          </table:table-cell>
          <table:table-cell table:style-name="ce23" office:value-type="float" office:value="923" calcext:value-type="float">
            <text:p>923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373" calcext:value-type="float">
            <text:p>337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26" calcext:value-type="float">
            <text:p>526</text:p>
          </table:table-cell>
          <table:table-cell table:style-name="ce23" office:value-type="float" office:value="2778" calcext:value-type="float">
            <text:p>2778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" calcext:value-type="float">
            <text:p>29</text:p>
          </table:table-cell>
          <table:table-cell table:style-name="ce23" office:value-type="float" office:value="81" calcext:value-type="float">
            <text:p>81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072" calcext:value-type="float">
            <text:p>507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647" calcext:value-type="float">
            <text:p>2647</text:p>
          </table:table-cell>
          <table:table-cell table:style-name="ce23" office:value-type="float" office:value="2342" calcext:value-type="float">
            <text:p>2342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8" calcext:value-type="float">
            <text:p>1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3" office:value-type="float" office:value="101" calcext:value-type="float">
            <text:p>101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99" calcext:value-type="float">
            <text:p>39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3" office:value-type="float" office:value="352" calcext:value-type="float">
            <text:p>352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250" calcext:value-type="float">
            <text:p>250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399" calcext:value-type="float">
            <text:p>539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125" calcext:value-type="float">
            <text:p>2125</text:p>
          </table:table-cell>
          <table:table-cell table:style-name="ce23" office:value-type="float" office:value="2868" calcext:value-type="float">
            <text:p>2868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049" calcext:value-type="float">
            <text:p>20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1" calcext:value-type="float">
            <text:p>171</text:p>
          </table:table-cell>
          <table:table-cell table:style-name="ce23" office:value-type="float" office:value="1832" calcext:value-type="float">
            <text:p>1832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88" calcext:value-type="float">
            <text:p>2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29" calcext:value-type="float">
            <text:p>229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024" calcext:value-type="float">
            <text:p>202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29" calcext:value-type="float">
            <text:p>229</text:p>
          </table:table-cell>
          <table:table-cell table:style-name="ce23" office:value-type="float" office:value="1668" calcext:value-type="float">
            <text:p>1668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7" calcext:value-type="float">
            <text:p>27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4" calcext:value-type="float">
            <text:p>7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8" calcext:value-type="float">
            <text:p>68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8316" calcext:value-type="float">
            <text:p>28316</text:p>
          </table:table-cell>
          <table:table-cell table:style-name="ce24" office:value-type="float" office:value="3145" calcext:value-type="float">
            <text:p>3145</text:p>
          </table:table-cell>
          <table:table-cell table:style-name="ce24" office:value-type="float" office:value="304" calcext:value-type="float">
            <text:p>304</text:p>
          </table:table-cell>
          <table:table-cell table:style-name="ce23" office:value-type="float" office:value="24867" calcext:value-type="float">
            <text:p>24867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86" calcext:value-type="float">
            <text:p>138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8" calcext:value-type="float">
            <text:p>728</text:p>
          </table:table-cell>
          <table:table-cell table:style-name="ce23" office:value-type="float" office:value="649" calcext:value-type="float">
            <text:p>649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84" calcext:value-type="float">
            <text:p>58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0" calcext:value-type="float">
            <text:p>90</text:p>
          </table:table-cell>
          <table:table-cell table:style-name="ce23" office:value-type="float" office:value="480" calcext:value-type="float">
            <text:p>480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07" calcext:value-type="float">
            <text:p>40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office:value-type="float" office:value="267" calcext:value-type="float">
            <text:p>267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74" calcext:value-type="float">
            <text:p>97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831" calcext:value-type="float">
            <text:p>831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740" calcext:value-type="float">
            <text:p>674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558" calcext:value-type="float">
            <text:p>6558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10" calcext:value-type="float">
            <text:p>9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1" calcext:value-type="float">
            <text:p>131</text:p>
          </table:table-cell>
          <table:table-cell table:style-name="ce23" office:value-type="float" office:value="775" calcext:value-type="float">
            <text:p>775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383" calcext:value-type="float">
            <text:p>6383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446" calcext:value-type="float">
            <text:p>1446</text:p>
          </table:table-cell>
          <table:table-cell table:style-name="ce23" office:value-type="float" office:value="4826" calcext:value-type="float">
            <text:p>4826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574" calcext:value-type="float">
            <text:p>357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72" calcext:value-type="float">
            <text:p>72</text:p>
          </table:table-cell>
          <table:table-cell table:style-name="ce23" office:value-type="float" office:value="3407" calcext:value-type="float">
            <text:p>3407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61" calcext:value-type="float">
            <text:p>16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130" calcext:value-type="float">
            <text:p>130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475" calcext:value-type="float">
            <text:p>11475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108" calcext:value-type="float">
            <text:p>3108</text:p>
          </table:table-cell>
          <table:table-cell table:style-name="ce23" office:value-type="float" office:value="8113" calcext:value-type="float">
            <text:p>8113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453" calcext:value-type="float">
            <text:p>5453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353" calcext:value-type="float">
            <text:p>353</text:p>
          </table:table-cell>
          <table:table-cell table:style-name="ce23" office:value-type="float" office:value="4751" calcext:value-type="float">
            <text:p>4751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582" calcext:value-type="float">
            <text:p>7582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668" calcext:value-type="float">
            <text:p>668</text:p>
          </table:table-cell>
          <table:table-cell table:style-name="ce23" office:value-type="float" office:value="6628" calcext:value-type="float">
            <text:p>6628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8091" calcext:value-type="float">
            <text:p>18091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83" calcext:value-type="float">
            <text:p>383</text:p>
          </table:table-cell>
          <table:table-cell table:style-name="ce23" office:value-type="float" office:value="17109" calcext:value-type="float">
            <text:p>17109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711" calcext:value-type="float">
            <text:p>37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6" calcext:value-type="float">
            <text:p>406</text:p>
          </table:table-cell>
          <table:table-cell table:style-name="ce23" office:value-type="float" office:value="3298" calcext:value-type="float">
            <text:p>3298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97" calcext:value-type="float">
            <text:p>19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1" calcext:value-type="float">
            <text:p>111</text:p>
          </table:table-cell>
          <table:table-cell table:style-name="ce23" office:value-type="float" office:value="77" calcext:value-type="float">
            <text:p>77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0591" calcext:value-type="float">
            <text:p>10591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7616" calcext:value-type="float">
            <text:p>7616</text:p>
          </table:table-cell>
          <table:table-cell table:style-name="ce23" office:value-type="float" office:value="2750" calcext:value-type="float">
            <text:p>2750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216" calcext:value-type="float">
            <text:p>7216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217" calcext:value-type="float">
            <text:p>1217</text:p>
          </table:table-cell>
          <table:table-cell table:style-name="ce23" office:value-type="float" office:value="5627" calcext:value-type="float">
            <text:p>5627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4490" calcext:value-type="float">
            <text:p>24490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986" calcext:value-type="float">
            <text:p>1986</text:p>
          </table:table-cell>
          <table:table-cell table:style-name="ce23" office:value-type="float" office:value="22306" calcext:value-type="float">
            <text:p>22306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72" calcext:value-type="float">
            <text:p>37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283" calcext:value-type="float">
            <text:p>283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862" calcext:value-type="float">
            <text:p>586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931" calcext:value-type="float">
            <text:p>931</text:p>
          </table:table-cell>
          <table:table-cell table:style-name="ce23" office:value-type="float" office:value="4852" calcext:value-type="float">
            <text:p>4852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14" calcext:value-type="float">
            <text:p>3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0" calcext:value-type="float">
            <text:p>190</text:p>
          </table:table-cell>
          <table:table-cell table:style-name="ce23" office:value-type="float" office:value="122" calcext:value-type="float">
            <text:p>122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873" calcext:value-type="float">
            <text:p>487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774" calcext:value-type="float">
            <text:p>4774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699" calcext:value-type="float">
            <text:p>36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52" calcext:value-type="float">
            <text:p>652</text:p>
          </table:table-cell>
          <table:table-cell table:style-name="ce23" office:value-type="float" office:value="3037" calcext:value-type="float">
            <text:p>3037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63" calcext:value-type="float">
            <text:p>86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1" calcext:value-type="float">
            <text:p>151</text:p>
          </table:table-cell>
          <table:table-cell table:style-name="ce23" office:value-type="float" office:value="706" calcext:value-type="float">
            <text:p>706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248" calcext:value-type="float">
            <text:p>1248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5" calcext:value-type="float">
            <text:p>165</text:p>
          </table:table-cell>
          <table:table-cell table:style-name="ce23" office:value-type="float" office:value="1022" calcext:value-type="float">
            <text:p>1022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0" calcext:value-type="float">
            <text:p>8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3" calcext:value-type="float">
            <text:p>73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506" calcext:value-type="float">
            <text:p>25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2062" calcext:value-type="float">
            <text:p>2062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77644" calcext:value-type="float">
            <text:p>177644</text:p>
          </table:table-cell>
          <table:table-cell table:style-name="ce24" office:value-type="float" office:value="18708" calcext:value-type="float">
            <text:p>18708</text:p>
          </table:table-cell>
          <table:table-cell table:style-name="ce24" office:value-type="float" office:value="70853" calcext:value-type="float">
            <text:p>70853</text:p>
          </table:table-cell>
          <table:table-cell table:style-name="ce23" office:value-type="float" office:value="88083" calcext:value-type="float">
            <text:p>88083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38" calcext:value-type="float">
            <text:p>23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3" office:value-type="float" office:value="168" calcext:value-type="float">
            <text:p>168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927" calcext:value-type="float">
            <text:p>11927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10343" calcext:value-type="float">
            <text:p>10343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6336" calcext:value-type="float">
            <text:p>26336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15400" calcext:value-type="float">
            <text:p>15400</text:p>
          </table:table-cell>
          <table:table-cell table:style-name="ce23" office:value-type="float" office:value="9697" calcext:value-type="float">
            <text:p>9697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95" calcext:value-type="float">
            <text:p>39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4" calcext:value-type="float">
            <text:p>124</text:p>
          </table:table-cell>
          <table:table-cell table:style-name="ce23" office:value-type="float" office:value="265" calcext:value-type="float">
            <text:p>265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8" calcext:value-type="float">
            <text:p>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73" calcext:value-type="float">
            <text:p>73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643" calcext:value-type="float">
            <text:p>264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97" calcext:value-type="float">
            <text:p>1497</text:p>
          </table:table-cell>
          <table:table-cell table:style-name="ce23" office:value-type="float" office:value="1103" calcext:value-type="float">
            <text:p>1103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87" calcext:value-type="float">
            <text:p>87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780" calcext:value-type="float">
            <text:p>78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702" calcext:value-type="float">
            <text:p>702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9392" calcext:value-type="float">
            <text:p>69392</text:p>
          </table:table-cell>
          <table:table-cell table:style-name="ce24" office:value-type="float" office:value="1518" calcext:value-type="float">
            <text:p>1518</text:p>
          </table:table-cell>
          <table:table-cell table:style-name="ce24" office:value-type="float" office:value="5674" calcext:value-type="float">
            <text:p>5674</text:p>
          </table:table-cell>
          <table:table-cell table:style-name="ce23" office:value-type="float" office:value="62200" calcext:value-type="float">
            <text:p>62200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764" calcext:value-type="float">
            <text:p>376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43" calcext:value-type="float">
            <text:p>143</text:p>
          </table:table-cell>
          <table:table-cell table:style-name="ce23" office:value-type="float" office:value="3513" calcext:value-type="float">
            <text:p>3513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5365" calcext:value-type="float">
            <text:p>536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34" calcext:value-type="float">
            <text:p>1034</text:p>
          </table:table-cell>
          <table:table-cell table:style-name="ce23" office:value-type="float" office:value="4298" calcext:value-type="float">
            <text:p>4298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99483" calcext:value-type="float">
            <text:p>99483</text:p>
          </table:table-cell>
          <table:table-cell table:style-name="ce24" office:value-type="float" office:value="12894" calcext:value-type="float">
            <text:p>12894</text:p>
          </table:table-cell>
          <table:table-cell table:style-name="ce24" office:value-type="float" office:value="368" calcext:value-type="float">
            <text:p>368</text:p>
          </table:table-cell>
          <table:table-cell table:style-name="ce23" office:value-type="float" office:value="86221" calcext:value-type="float">
            <text:p>86221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36350" calcext:value-type="float">
            <text:p>636350</text:p>
          </table:table-cell>
          <table:table-cell table:style-name="ce24" office:value-type="float" office:value="28326" calcext:value-type="float">
            <text:p>28326</text:p>
          </table:table-cell>
          <table:table-cell table:style-name="ce24" office:value-type="float" office:value="52096" calcext:value-type="float">
            <text:p>52096</text:p>
          </table:table-cell>
          <table:table-cell table:style-name="ce23" office:value-type="float" office:value="555928" calcext:value-type="float">
            <text:p>555928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92" calcext:value-type="float">
            <text:p>49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0" calcext:value-type="float">
            <text:p>260</text:p>
          </table:table-cell>
          <table:table-cell table:style-name="ce23" office:value-type="float" office:value="224" calcext:value-type="float">
            <text:p>224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1302" calcext:value-type="float">
            <text:p>130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1191" calcext:value-type="float">
            <text:p>1191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67" calcext:value-type="float">
            <text:p>26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1" calcext:value-type="float">
            <text:p>171</text:p>
          </table:table-cell>
          <table:table-cell table:style-name="ce23" office:value-type="float" office:value="96" calcext:value-type="float">
            <text:p>96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374" calcext:value-type="float">
            <text:p>3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3" calcext:value-type="float">
            <text:p>63</text:p>
          </table:table-cell>
          <table:table-cell table:style-name="ce23" office:value-type="float" office:value="309" calcext:value-type="float">
            <text:p>309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5 22:56:5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5 22:56:52</text:p>
          </table:table-cell>
          <table:table-cell table:style-name="ce23" office:value-type="float" office:value="4873" calcext:value-type="float">
            <text:p>487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5 22:56:52</text:p>
          </table:table-cell>
          <table:table-cell table:style-name="ce23" office:value-type="float" office:value="863" calcext:value-type="float">
            <text:p>86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1" calcext:value-type="float">
            <text:p>151</text:p>
          </table:table-cell>
          <table:table-cell table:style-name="ce23"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5 22:56:52</text:p>
          </table:table-cell>
          <table:table-cell table:style-name="ce23" office:value-type="float" office:value="974" calcext:value-type="float">
            <text:p>97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831" calcext:value-type="float">
            <text:p>831</text:p>
          </table:table-cell>
        </table:table-row>
        <table:table-row table:style-name="ro1" table:number-rows-repeated="8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8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6" table:default-cell-style-name="ce26"/>
        <table:table-column table:style-name="co7" table:default-cell-style-name="ce26"/>
        <table:table-column table:style-name="co5" table:number-columns-repeated="3" table:default-cell-style-name="ce26"/>
        <table:table-column table:style-name="co5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98586" calcext:value-type="float">
            <text:p>998586</text:p>
          </table:table-cell>
          <table:table-cell table:formula="of:=SUMIF([$all_data.$C$2:$all_data.$C$182];[.$A2];[$all_data.F$2:$all_data.F$182])" office:value-type="float" office:value="89548" calcext:value-type="float">
            <text:p>89548</text:p>
          </table:table-cell>
          <table:table-cell table:formula="of:=SUMIF([$all_data.$C$2:$all_data.$C$182];[.$A2];[$all_data.G$2:$all_data.G$182])" office:value-type="float" office:value="261494" calcext:value-type="float">
            <text:p>261494</text:p>
          </table:table-cell>
          <table:table-cell table:formula="of:=SUMIF([$all_data.$C$2:$all_data.$C$182];[.$A2];[$all_data.H$2:$all_data.H$182])" office:value-type="float" office:value="647544" calcext:value-type="float">
            <text:p>647544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69958" calcext:value-type="float">
            <text:p>669958</text:p>
          </table:table-cell>
          <table:table-cell table:formula="of:=SUMIF([$all_data.$C$2:$all_data.$C$182];[.$A3];[$all_data.F$2:$all_data.F$182])" office:value-type="float" office:value="29739" calcext:value-type="float">
            <text:p>29739</text:p>
          </table:table-cell>
          <table:table-cell table:formula="of:=SUMIF([$all_data.$C$2:$all_data.$C$182];[.$A3];[$all_data.G$2:$all_data.G$182])" office:value-type="float" office:value="63187" calcext:value-type="float">
            <text:p>63187</text:p>
          </table:table-cell>
          <table:table-cell table:formula="of:=SUMIF([$all_data.$C$2:$all_data.$C$182];[.$A3];[$all_data.H$2:$all_data.H$182])" office:value-type="float" office:value="577032" calcext:value-type="float">
            <text:p>57703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80039" calcext:value-type="float">
            <text:p>180039</text:p>
          </table:table-cell>
          <table:table-cell table:formula="of:=SUMIF([$all_data.$C$2:$all_data.$C$182];[.$A4];[$all_data.F$2:$all_data.F$182])" office:value-type="float" office:value="5589" calcext:value-type="float">
            <text:p>5589</text:p>
          </table:table-cell>
          <table:table-cell table:formula="of:=SUMIF([$all_data.$C$2:$all_data.$C$182];[.$A4];[$all_data.G$2:$all_data.G$182])" office:value-type="float" office:value="99952" calcext:value-type="float">
            <text:p>99952</text:p>
          </table:table-cell>
          <table:table-cell table:formula="of:=SUMIF([$all_data.$C$2:$all_data.$C$182];[.$A4];[$all_data.H$2:$all_data.H$182])" office:value-type="float" office:value="74498" calcext:value-type="float">
            <text:p>74498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8651" calcext:value-type="float">
            <text:p>108651</text:p>
          </table:table-cell>
          <table:table-cell table:formula="of:=SUMIF([$all_data.$C$2:$all_data.$C$182];[.$A5];[$all_data.F$2:$all_data.F$182])" office:value-type="float" office:value="5142" calcext:value-type="float">
            <text:p>5142</text:p>
          </table:table-cell>
          <table:table-cell table:formula="of:=SUMIF([$all_data.$C$2:$all_data.$C$182];[.$A5];[$all_data.G$2:$all_data.G$182])" office:value-type="float" office:value="56356" calcext:value-type="float">
            <text:p>56356</text:p>
          </table:table-cell>
          <table:table-cell table:formula="of:=SUMIF([$all_data.$C$2:$all_data.$C$182];[.$A5];[$all_data.H$2:$all_data.H$182])" office:value-type="float" office:value="47153" calcext:value-type="float">
            <text:p>4715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3412" calcext:value-type="float">
            <text:p>63412</text:p>
          </table:table-cell>
          <table:table-cell table:formula="of:=SUMIF([$all_data.$C$2:$all_data.$C$182];[.$A6];[$all_data.F$2:$all_data.F$182])" office:value-type="float" office:value="2778" calcext:value-type="float">
            <text:p>2778</text:p>
          </table:table-cell>
          <table:table-cell table:formula="of:=SUMIF([$all_data.$C$2:$all_data.$C$182];[.$A6];[$all_data.G$2:$all_data.G$182])" office:value-type="float" office:value="22381" calcext:value-type="float">
            <text:p>22381</text:p>
          </table:table-cell>
          <table:table-cell table:formula="of:=SUMIF([$all_data.$C$2:$all_data.$C$182];[.$A6];[$all_data.H$2:$all_data.H$182])" office:value-type="float" office:value="38253" calcext:value-type="float">
            <text:p>3825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7110" calcext:value-type="float">
            <text:p>17110</text:p>
          </table:table-cell>
          <table:table-cell table:formula="of:=SUMIF([$all_data.$C$2:$all_data.$C$182];[.$A7];[$all_data.F$2:$all_data.F$182])" office:value-type="float" office:value="905" calcext:value-type="float">
            <text:p>905</text:p>
          </table:table-cell>
          <table:table-cell table:formula="of:=SUMIF([$all_data.$C$2:$all_data.$C$182];[.$A7];[$all_data.G$2:$all_data.G$182])" office:value-type="float" office:value="3425" calcext:value-type="float">
            <text:p>3425</text:p>
          </table:table-cell>
          <table:table-cell table:formula="of:=SUMIF([$all_data.$C$2:$all_data.$C$182];[.$A7];[$all_data.H$2:$all_data.H$182])" office:value-type="float" office:value="12780" calcext:value-type="float">
            <text:p>1278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828" calcext:value-type="float">
            <text:p>7828</text:p>
          </table:table-cell>
          <table:table-cell table:formula="of:=SUMIF([$all_data.$C$2:$all_data.$C$182];[.$A8];[$all_data.F$2:$all_data.F$182])" office:value-type="float" office:value="72" calcext:value-type="float">
            <text:p>72</text:p>
          </table:table-cell>
          <table:table-cell table:formula="of:=SUMIF([$all_data.$C$2:$all_data.$C$182];[.$A8];[$all_data.G$2:$all_data.G$182])" office:value-type="float" office:value="2914" calcext:value-type="float">
            <text:p>2914</text:p>
          </table:table-cell>
          <table:table-cell table:formula="of:=SUMIF([$all_data.$C$2:$all_data.$C$182];[.$A8];[$all_data.H$2:$all_data.H$182])" office:value-type="float" office:value="4842" calcext:value-type="float">
            <text:p>484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9299" calcext:value-type="float">
            <text:p>9299</text:p>
          </table:table-cell>
          <table:table-cell table:formula="of:=SUMIF([$all_data.$C$2:$all_data.$C$182];[.$A9];[$all_data.F$2:$all_data.F$182])" office:value-type="float" office:value="384" calcext:value-type="float">
            <text:p>384</text:p>
          </table:table-cell>
          <table:table-cell table:formula="of:=SUMIF([$all_data.$C$2:$all_data.$C$182];[.$A9];[$all_data.G$2:$all_data.G$182])" office:value-type="float" office:value="577" calcext:value-type="float">
            <text:p>577</text:p>
          </table:table-cell>
          <table:table-cell table:formula="of:=SUMIF([$all_data.$C$2:$all_data.$C$182];[.$A9];[$all_data.H$2:$all_data.H$182])" office:value-type="float" office:value="8338" calcext:value-type="float">
            <text:p>8338</text:p>
          </table:table-cell>
          <table:table-cell/>
        </table:table-row>
      </table:table>
      <table:table table:name="major_continent" table:style-name="ta1">
        <table:table-column table:style-name="co8" table:default-cell-style-name="ce26"/>
        <table:table-column table:style-name="co5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998586" calcext:value-type="float">
            <text:p>998586</text:p>
          </table:table-cell>
          <table:table-cell table:formula="of:=SUMIF([$all_data.$C$2:$all_data.$C$182];[.$A2];[$all_data.F$2:$all_data.F$182])" office:value-type="float" office:value="89548" calcext:value-type="float">
            <text:p>89548</text:p>
          </table:table-cell>
          <table:table-cell table:formula="of:=SUMIF([$all_data.$C$2:$all_data.$C$182];[.$A2];[$all_data.G$2:$all_data.G$182])" office:value-type="float" office:value="261494" calcext:value-type="float">
            <text:p>261494</text:p>
          </table:table-cell>
          <table:table-cell table:formula="of:=SUMIF([$all_data.$C$2:$all_data.$C$182];[.$A2];[$all_data.H$2:$all_data.H$182])" office:value-type="float" office:value="647544" calcext:value-type="float">
            <text:p>647544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669958" calcext:value-type="float">
            <text:p>669958</text:p>
          </table:table-cell>
          <table:table-cell table:formula="of:=SUMIF([$all_data.$C$2:$all_data.$C$182];[.$A3];[$all_data.F$2:$all_data.F$182])" office:value-type="float" office:value="29739" calcext:value-type="float">
            <text:p>29739</text:p>
          </table:table-cell>
          <table:table-cell table:formula="of:=SUMIF([$all_data.$C$2:$all_data.$C$182];[.$A3];[$all_data.G$2:$all_data.G$182])" office:value-type="float" office:value="63187" calcext:value-type="float">
            <text:p>63187</text:p>
          </table:table-cell>
          <table:table-cell table:formula="of:=SUMIF([$all_data.$C$2:$all_data.$C$182];[.$A3];[$all_data.H$2:$all_data.H$182])" office:value-type="float" office:value="577032" calcext:value-type="float">
            <text:p>57703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80039" calcext:value-type="float">
            <text:p>180039</text:p>
          </table:table-cell>
          <table:table-cell table:formula="of:=SUMIF([$all_data.$C$2:$all_data.$C$182];[.$A4];[$all_data.F$2:$all_data.F$182])" office:value-type="float" office:value="5589" calcext:value-type="float">
            <text:p>5589</text:p>
          </table:table-cell>
          <table:table-cell table:formula="of:=SUMIF([$all_data.$C$2:$all_data.$C$182];[.$A4];[$all_data.G$2:$all_data.G$182])" office:value-type="float" office:value="99952" calcext:value-type="float">
            <text:p>99952</text:p>
          </table:table-cell>
          <table:table-cell table:formula="of:=SUMIF([$all_data.$C$2:$all_data.$C$182];[.$A4];[$all_data.H$2:$all_data.H$182])" office:value-type="float" office:value="74498" calcext:value-type="float">
            <text:p>74498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08651" calcext:value-type="float">
            <text:p>108651</text:p>
          </table:table-cell>
          <table:table-cell table:formula="of:=SUMIF([$all_data.$C$2:$all_data.$C$182];[.$A5];[$all_data.F$2:$all_data.F$182])" office:value-type="float" office:value="5142" calcext:value-type="float">
            <text:p>5142</text:p>
          </table:table-cell>
          <table:table-cell table:formula="of:=SUMIF([$all_data.$C$2:$all_data.$C$182];[.$A5];[$all_data.G$2:$all_data.G$182])" office:value-type="float" office:value="56356" calcext:value-type="float">
            <text:p>56356</text:p>
          </table:table-cell>
          <table:table-cell table:formula="of:=SUMIF([$all_data.$C$2:$all_data.$C$182];[.$A5];[$all_data.H$2:$all_data.H$182])" office:value-type="float" office:value="47153" calcext:value-type="float">
            <text:p>47153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63412" calcext:value-type="float">
            <text:p>63412</text:p>
          </table:table-cell>
          <table:table-cell table:formula="of:=SUMIF([$all_data.$C$2:$all_data.$C$182];[.$A6];[$all_data.F$2:$all_data.F$182])" office:value-type="float" office:value="2778" calcext:value-type="float">
            <text:p>2778</text:p>
          </table:table-cell>
          <table:table-cell table:formula="of:=SUMIF([$all_data.$C$2:$all_data.$C$182];[.$A6];[$all_data.G$2:$all_data.G$182])" office:value-type="float" office:value="22381" calcext:value-type="float">
            <text:p>22381</text:p>
          </table:table-cell>
          <table:table-cell table:formula="of:=SUMIF([$all_data.$C$2:$all_data.$C$182];[.$A6];[$all_data.H$2:$all_data.H$182])" office:value-type="float" office:value="38253" calcext:value-type="float">
            <text:p>3825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4938" calcext:value-type="float">
            <text:p>24938</text:p>
          </table:table-cell>
          <table:table-cell table:formula="of:=SUM([$continent.C$7:$continent.C$8])" office:value-type="float" office:value="977" calcext:value-type="float">
            <text:p>977</text:p>
          </table:table-cell>
          <table:table-cell table:formula="of:=SUM([$continent.D$7:$continent.D$8])" office:value-type="float" office:value="6339" calcext:value-type="float">
            <text:p>6339</text:p>
          </table:table-cell>
          <table:table-cell table:formula="of:=SUM([$continent.E$7:$continent.E$8])" office:value-type="float" office:value="17622" calcext:value-type="float">
            <text:p>1762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9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054883" calcext:value-type="float">
            <text:p>2054883</text:p>
          </table:table-cell>
          <table:table-cell table:style-name="Default" table:formula="of:=SUM([$continent.C2:$continent.C9])" office:value-type="float" office:value="134157" calcext:value-type="float">
            <text:p>134157</text:p>
          </table:table-cell>
          <table:table-cell table:style-name="Default" table:formula="of:=SUM([$continent.D2:$continent.D9])" office:value-type="float" office:value="510286" calcext:value-type="float">
            <text:p>510286</text:p>
          </table:table-cell>
          <table:table-cell table:style-name="Default" table:formula="of:=[.B2]-[.C2]-[.D2]" office:value-type="float" office:value="1410440" calcext:value-type="float">
            <text:p>1410440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00-00-00</text:date>, <text:time style:data-style-name="N2" text:time-value="09:56:10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6T10:00:06.430000000</dc:date>
    <meta:editing-duration>PT7H46M28S</meta:editing-duration>
    <meta:editing-cycles>68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